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briker dokumentation</text:p>
      <text:p text:style-name="Standard"/>
      <text:list xml:id="list4786084888154357611" text:style-name="L1">
        <text:list-item>
          <text:p text:style-name="P1">Hur fungerar den?</text:p>
        </text:list-item>
        <text:list-item>
          <text:p text:style-name="P1">Avgränsningar/begränsningar</text:p>
        </text:list-item>
        <text:list-item>
          <text:p text:style-name="P1">Utvecklingsmöjligheter</text:p>
        </text:list-item>
        <text:list-item>
          <text:p text:style-name="P1">Resurser/Material</text:p>
        </text:list-item>
        <text:list-item>
          <text:p text:style-name="P1">Resulta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WenQuanYi Zen Hei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5T16:05:45</meta:creation-date>
    <dc:date>2019-08-07T15:24:47</dc:date>
    <meta:editing-duration>PT2M14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1" meta:paragraph-count="6" meta:word-count="14" meta:character-count="118"/>
  </office:meta>
</office:document-meta>
</file>